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f2c87" officeooo:paragraph-rsid="000f2c87"/>
    </style:style>
    <style:style style:name="P2" style:family="paragraph" style:parent-style-name="Standard" style:list-style-name="L1">
      <style:text-properties style:font-name="FreeSans" fo:font-size="13pt" style:font-size-asian="13pt" style:font-size-complex="13pt"/>
    </style:style>
    <style:style style:name="P3" style:family="paragraph" style:parent-style-name="Standard" style:list-style-name="L1">
      <style:text-properties style:font-name="FreeSans" fo:font-size="13pt" officeooo:paragraph-rsid="000f2c87" style:font-size-asian="13pt" style:font-size-complex="13pt"/>
    </style:style>
    <style:style style:name="P4" style:family="paragraph" style:parent-style-name="Standard" style:list-style-name="L1">
      <style:text-properties style:font-name="FreeSans" fo:font-size="13pt" officeooo:rsid="000d7803" officeooo:paragraph-rsid="000d7803" style:font-size-asian="13pt" style:font-size-complex="13pt"/>
    </style:style>
    <style:style style:name="P5" style:family="paragraph" style:parent-style-name="Standard" style:list-style-name="L1">
      <style:text-properties style:font-name="FreeSans" fo:font-size="13pt" officeooo:rsid="000d9f7f" officeooo:paragraph-rsid="000d9f7f" style:font-size-asian="13pt" style:font-size-complex="13pt"/>
    </style:style>
    <style:style style:name="P6" style:family="paragraph" style:parent-style-name="Standard" style:list-style-name="L1">
      <style:text-properties style:font-name="FreeSans" fo:font-size="13pt" officeooo:rsid="000f2c87" officeooo:paragraph-rsid="000f2c87" style:font-size-asian="13pt" style:font-size-complex="13pt"/>
    </style:style>
    <style:style style:name="P7" style:family="paragraph" style:parent-style-name="Standard">
      <style:text-properties style:font-name="FreeSans" fo:font-size="13pt" officeooo:rsid="000f2c87" officeooo:paragraph-rsid="000f2c87" style:font-size-asian="13pt" style:font-size-complex="13pt"/>
    </style:style>
    <style:style style:name="P8" style:family="paragraph" style:parent-style-name="Standard">
      <style:text-properties fo:color="#ce181e" style:font-name="Padauk Book" fo:font-size="13pt" fo:font-style="italic" style:text-underline-style="solid" style:text-underline-width="auto" style:text-underline-color="font-color" fo:font-weight="bold" officeooo:rsid="001180ec" officeooo:paragraph-rsid="001180ec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text-properties style:use-window-font-color="true" style:font-name="Padauk Book" fo:font-size="13pt" fo:font-style="italic" style:text-underline-style="solid" style:text-underline-width="auto" style:text-underline-color="font-color" fo:font-weight="bold" officeooo:rsid="001180ec" officeooo:paragraph-rsid="001180ec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officeooo:rsid="000d2a57"/>
    </style:style>
    <style:style style:name="T2" style:family="text">
      <style:text-properties officeooo:rsid="000d7803"/>
    </style:style>
    <style:style style:name="T3" style:family="text">
      <style:text-properties officeooo:rsid="000d9f7f"/>
    </style:style>
    <style:style style:name="T4" style:family="text">
      <style:text-properties officeooo:rsid="000f2c87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205ce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02998177" text:style-name="L1">
        <text:list-item>
          <text:p text:style-name="P2">“<text:span text:style-name="T1">The rain cause havoc in this area,” the guide said.</text:span></text:p>
        </text:list-item>
        <text:list-item>
          <text:p text:style-name="P2">“<text:span text:style-name="T1">When there is an earthquake, alert all the people! They should evacuate the estate at once,” said the governor.</text:span></text:p>
        </text:list-item>
        <text:list-item>
          <text:p text:style-name="P3">“<text:span text:style-name="T2">Who rescued the survivors,?” he journalist asked.</text:span></text:p>
        </text:list-item>
        <text:list-item>
          <text:p text:style-name="P2">“<text:span text:style-name="T2">We suspect murder not suicide,” the policeman told the judge.</text:span></text:p>
        </text:list-item>
        <text:list-item>
          <text:p text:style-name="P4">“Kenya <text:span text:style-name="T3">Red Cross society personnel are good at disaster management,”the visitor told the pupils.</text:span></text:p>
        </text:list-item>
        <text:list-item>
          <text:p text:style-name="P5">“We may have to check the mortuary, ” the policewoman to<text:span text:style-name="T4">ld</text:span> the distraught parent.</text:p>
        </text:list-item>
        <text:list-item>
          <text:p text:style-name="P5"><text:s/>“Will the fire brigade arrive on <text:s/>time?” someone wonder<text:span text:style-name="T4">ed</text:span> out <text:span text:style-name="T4">aloud</text:span>. </text:p>
        </text:list-item>
        <text:list-item>
          <text:p text:style-name="P5">“After the operation, <text:span text:style-name="T4">she was taken to the intensive care unit,” explained the doctor.</text:span></text:p>
        </text:list-item>
        <text:list-item>
          <text:p text:style-name="P5">“<text:span text:style-name="T4">Is the lifesaver by the swimming pool?” a class eight pupil asked us.</text:span></text:p>
        </text:list-item>
        <text:list-item>
          <text:p text:style-name="P6">It wasn’t a fatal accident, was it Juma?” asked the eye witness.</text:p>
        </text:list-item>
      </text:list>
      <text:p text:style-name="P7"/>
      <text:p text:style-name="P7"/>
      <text:p text:style-name="P8">Correction</text:p>
      <text:p text:style-name="P9"><text:span text:style-name="T5"/></text:p>
      <text:p text:style-name="P9"><text:span text:style-name="T5">2.”When there is an earthquake, alert all the people, that must evacuate the estate at once,” said the governor.</text:span></text:p>
      <text:p text:style-name="P9"><text:span text:style-name="T5">3. “Who rescue the survivor?” the journalist asked<text:tab/>.</text:span></text:p>
      <text:p text:style-name="P9"><text:span text:style-name="T5">4. “We suspect murder, not suicide,” the policeman say to the jud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2c87" officeooo:paragraph-rsid="000f2c8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86 DIRECT SPEEC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4:23:29.363052887</meta:creation-date>
    <dc:date>2020-06-10T18:07:08.357736502</dc:date>
    <meta:editing-duration>PT23M2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80" meta:character-count="1029" meta:non-whitespace-character-count="871"/>
  </office:meta>
</office:document-meta>
</file>